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5.214cm"/>
    </style:style>
    <style:style style:name="co4" style:family="table-column">
      <style:table-column-properties fo:break-before="auto" style:column-width="5.233cm"/>
    </style:style>
    <style:style style:name="co5" style:family="table-column">
      <style:table-column-properties fo:break-before="auto" style:column-width="3.803cm"/>
    </style:style>
    <style:style style:name="co6" style:family="table-column">
      <style:table-column-properties fo:break-before="auto" style:column-width="4.115cm"/>
    </style:style>
    <style:style style:name="co7" style:family="table-column">
      <style:table-column-properties fo:break-before="auto" style:column-width="5.352cm"/>
    </style:style>
    <style:style style:name="co8" style:family="table-column">
      <style:table-column-properties fo:break-before="auto" style:column-width="5.704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7.2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91cm" fo:break-before="auto" style:use-optimal-row-height="true"/>
    </style:style>
    <style:style style:name="ro2" style:family="table-row">
      <style:table-row-properties style:row-height="1.513cm" fo:break-before="auto" style:use-optimal-row-height="true"/>
    </style:style>
    <style:style style:name="ro3" style:family="table-row">
      <style:table-row-properties style:row-height="2.108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1.072cm" fo:break-before="auto" style:use-optimal-row-height="true"/>
    </style:style>
    <style:style style:name="ro6" style:family="table-row">
      <style:table-row-properties style:row-height="1.20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a8ba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2" style:family="table-cell" style:parent-style-name="Default">
      <style:table-cell-properties fo:background-color="#ffff00"/>
      <style:text-properties fo:color="#99a8ba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3" style:family="table-cell" style:parent-style-name="Default">
      <style:table-cell-properties fo:background-color="#ffff00"/>
      <style:text-properties fo:color="#587647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4" style:family="table-cell" style:parent-style-name="Default">
      <style:text-properties fo:color="#587647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5" style:family="table-cell" style:parent-style-name="Default">
      <style:text-properties fo:color="#85609a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6" style:family="table-cell" style:parent-style-name="Default">
      <style:text-properties fo:color="#bf6426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7" style:family="table-cell" style:parent-style-name="Default">
      <style:table-cell-properties fo:background-color="#ffff00"/>
      <style:text-properties fo:color="#bf6426"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JetBrains Mono" fo:font-size="13pt" fo:language="none" fo:country="none" style:font-name-asian="JetBrains Mono" style:font-size-asian="13pt" style:language-asian="none" style:country-asian="none" style:font-name-complex="JetBrains Mono" style:font-size-complex="13pt" style:language-complex="none" style:country-complex="none"/>
    </style:style>
    <style:style style:name="ce10" style:family="table-cell" style:parent-style-name="Default">
      <style:text-properties fo:color="#587647" style:font-name="JetBrains Mono" fo:font-size="8pt" fo:language="none" fo:country="none" style:font-name-asian="JetBrains Mono" style:font-size-asian="8pt" style:language-asian="none" style:country-asian="none" style:font-name-complex="JetBrains Mono" style:font-size-complex="8pt" style:language-complex="none" style:country-complex="none"/>
    </style:style>
    <style:style style:name="ce11" style:family="table-cell" style:parent-style-name="Default">
      <style:text-properties fo:color="#85609a" style:font-name="JetBrains Mono" fo:font-size="13pt" style:font-name-asian="JetBrains Mono" style:font-size-asian="13pt" style:font-name-complex="JetBrains Mono" style:font-size-complex="13pt"/>
    </style:style>
    <style:style style:name="T1" style:family="text">
      <style:text-properties fo:color="#99a8ba" style:font-name="JetBrains Mon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fo:color="#bf6426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3" style:family="text">
      <style:text-properties fo:color="#99a8ba" fo:font-size="13pt" fo:font-weight="normal" style:text-underline-style="none" style:text-underline-color="font-color" style:text-line-through-type="none" fo:font-style="normal" style:text-outline="false" fo:text-shadow="none" style:text-line-through-mode="continuou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4" style:family="text">
      <style:text-properties fo:color="#bf6426" style:font-name="JetBrains Mono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3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7" style:family="text">
      <style:text-properties fo:color="#bf6426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99a8ba"/>
    </style:style>
    <style:style style:name="T9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bf6426"/>
    </style:style>
    <style:style style:name="T10" style:family="text">
      <style:text-properties style:font-name="" fo:font-size="12pt"/>
    </style:style>
    <style:style style:name="T11" style:family="text">
      <style:text-properties fo:color="#99a8ba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12" style:family="text">
      <style:text-properties fo:color="#85609a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color="#587647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color="#85609a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font-size="8pt" style:font-size-asian="8pt" style:font-size-complex="8pt"/>
    </style:style>
    <style:style style:name="T15" style:family="text">
      <style:text-properties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font-size="8pt" style:font-size-asian="8pt" style:font-size-complex="8pt" fo:color="#bf6426"/>
    </style:style>
    <style:style style:name="T16" style:family="text">
      <style:text-properties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font-size="8pt" style:font-size-asian="8pt" style:font-size-complex="8pt" fo:color="#5684ad"/>
    </style:style>
    <style:style style:name="T17" style:family="text">
      <style:text-properties fo:color="#85609a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18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bf6426"/>
    </style:style>
    <style:style style:name="T19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99a8ba"/>
    </style:style>
    <style:style style:name="T20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587647"/>
    </style:style>
    <style:style style:name="T21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22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e1b358"/>
    </style:style>
    <style:style style:name="T23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font-size="13pt" fo:color="#acacac" style:font-name="JetBrains Mono"/>
    </style:style>
    <style:style style:name="T24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font-size="13pt" style:font-name="JetBrains Mono" fo:color="#587647"/>
    </style:style>
    <style:style style:name="T25" style:family="text">
      <style:text-properties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e1b358" style:font-name="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26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="JetBrains Mono" fo:font-size="13pt" style:font-name-asian="JetBrains Mono" style:font-name-complex="JetBrains Mono"/>
    </style:style>
    <style:style style:name="T27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style:font-name-asian="JetBrains Mono" style:font-name-complex="JetBrains Mono" style:font-name="" fo:font-size="12pt" fo:language="none" fo:country="none" style:language-asian="none" style:country-asian="none" style:language-complex="none" style:country-complex="none"/>
    </style:style>
    <style:style style:name="T28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style:font-name-asian="JetBrains Mono" style:font-name-complex="JetBrains Mono" fo:language="none" fo:country="none" style:language-asian="none" style:country-asian="none" style:language-complex="none" style:country-complex="none" style:font-name="JetBrains Mono" fo:font-size="13pt"/>
    </style:style>
    <style:style style:name="T29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style:font-name="JetBrains Mono" fo:font-size="12pt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30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style:font-name-asian="JetBrains Mono" style:font-name-complex="JetBrains Mono" style:font-name="JetBrains Mono" fo:font-size="13pt" fo:language="none" fo:country="none" style:language-asian="none" style:country-asian="none" style:language-complex="none" style:country-complex="none"/>
    </style:style>
    <style:style style:name="T31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font-name-asian="JetBrains Mono" style:font-name-complex="JetBrains Mono" style:font-name="JetBrains Mono" fo:font-size="13pt"/>
    </style:style>
    <style:style style:name="T32" style:family="text">
      <style:text-properties fo:font-weight="normal" fo:font-style="normal" style:font-size-asian="13pt" style:font-size-complex="13pt" style:font-weight-asian="normal" style:font-weight-complex="normal" style:font-style-asian="normal" style:font-style-complex="normal" fo:color="#e1b358" style:font-name-asian="JetBrains Mono" style:font-name-complex="JetBrains Mono"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andatory</text:p>
          </table:table-cell>
          <table:table-cell table:style-name="ce1" office:value-type="string" calcext:value-type="string">
            <text:p>TaskRequest</text:p>
            <text:p><text:span text:style-name="T1">(Developer1)</text:span></text:p>
            <text:p><text:span text:style-name="T2">(protobuf3)</text:span></text:p>
          </table:table-cell>
          <table:table-cell table:style-name="ce1" office:value-type="string" calcext:value-type="string">
            <text:p><text:span text:style-name="T1">TaskResponse</text:span></text:p>
            <text:p><text:span text:style-name="T1">(</text:span><text:span text:style-name="T3">Developer1</text:span>)</text:p>
            <text:p><text:span text:style-name="T4">(protobuf3)</text:span></text:p>
          </table:table-cell>
          <table:table-cell table:style-name="ce1" office:value-type="string" calcext:value-type="string">
            <text:p>TaskRequest</text:p>
            <text:p>(Developer2)</text:p>
            <text:p><text:span text:style-name="T4">(avro 1.11)</text:span></text:p>
          </table:table-cell>
          <table:table-cell table:style-name="ce1" office:value-type="string" calcext:value-type="string">
            <text:p><text:span text:style-name="T1">TaskResponse</text:span></text:p>
            <text:p><text:span text:style-name="T10">(</text:span><text:span text:style-name="T11">Developer2</text:span><text:span text:style-name="T10">)</text:span></text:p>
            <text:p><text:span text:style-name="T4">(avro 1.11)</text:span></text:p>
          </table:table-cell>
          <table:table-cell office:value-type="string" calcext:value-type="string">
            <text:p>SendToAnalystRequest</text:p>
            <text:p><text:span text:style-name="T4">(json </text:span></text:p>
            <text:p><text:span text:style-name="T4">Draft/2020-12/schema)</text:span></text:p>
          </table:table-cell>
          <table:table-cell office:value-type="string" calcext:value-type="string">
            <text:p>SendToAnalystResponse</text:p>
            <text:p><text:span text:style-name="T4">(json </text:span></text:p>
            <text:p><text:span text:style-name="T4">Draft/2020-12/schema)</text:span></text:p>
          </table:table-cell>
          <table:table-cell table:style-name="ce1" office:value-type="string" calcext:value-type="string">
            <text:p>SendToReviewRequest</text:p>
            <text:p><text:span text:style-name="T4">(protobuf3)</text:span></text:p>
          </table:table-cell>
          <table:table-cell table:style-name="ce1" office:value-type="string" calcext:value-type="string">
            <text:p>SendToReviewResponse</text:p>
            <text:p><text:span text:style-name="T4">(protobuf3)</text:span></text:p>
          </table:table-cell>
          <table:table-cell table:style-name="ce4" office:value-type="string" calcext:value-type="string">
            <text:p>TaskRequest(tester)</text:p>
            <text:p><text:span text:style-name="T4">(xml/xsd 2001/XMLSchema)</text:span></text:p>
          </table:table-cell>
          <table:table-cell table:style-name="ce4" office:value-type="string" calcext:value-type="string">
            <text:p>TaskResponse(tester)</text:p>
            <text:p><text:span text:style-name="T4">(xml/xsd 2001/XMLSchema)</text:span></text:p>
          </table:table-cell>
        </table:table-row>
        <table:table-row table:style-name="ro2">
          <table:table-cell office:value-type="string" calcext:value-type="string">
            <text:p>rqUid</text:p>
          </table:table-cell>
          <table:table-cell office:value-type="string" calcext:value-type="string">
            <text:p>уникальный идентификатор запроса</text:p>
          </table:table-cell>
          <table:table-cell office:value-type="string" calcext:value-type="string">
            <text:p>YES</text:p>
          </table:table-cell>
          <table:table-cell table:number-columns-repeated="4" table:style-name="ce6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10">string </text:span></text:p>
            <text:p><text:span text:style-name="T10">(назван как </text:span></text:p>
            <text:p><text:span text:style-name="T12">RequestId</text:span><text:span text:style-name="T10">)</text:span></text:p>
          </table:table-cell>
          <table:table-cell table:style-name="ce4" office:value-type="string" calcext:value-type="string">
            <text:p>string</text:p>
          </table:table-cell>
          <table:table-cell table:number-columns-repeated="2" table:style-name="ce6" office:value-type="string" calcext:value-type="string">
            <text:p>string</text:p>
          </table:table-cell>
          <table:table-cell table:number-columns-repeated="2" table:style-name="ce4" office:value-type="string" calcext:value-type="string">
            <text:p>xs:string</text:p>
          </table:table-cell>
        </table:table-row>
        <table:table-row table:style-name="ro1">
          <table:table-cell table:style-name="ce2" office:value-type="string" calcext:value-type="string">
            <text:p>operUid</text:p>
          </table:table-cell>
          <table:table-cell table:style-name="ce3" office:value-type="string" calcext:value-type="string">
            <text:p>уникальный идентификатор операции/процесса</text:p>
          </table:table-cell>
          <table:table-cell table:style-name="ce3"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string</text:p>
          </table:table-cell>
          <table:table-cell table:style-name="ce3" office:value-type="string" calcext:value-type="string">
            <text:p>string</text:p>
            <text:p> (назван как  </text:p>
            <text:p><text:span text:style-name="T12">OperationId</text:span><text:span text:style-name="T10">)</text:span></text:p>
          </table:table-cell>
          <table:table-cell table:style-name="ce3" office:value-type="string" calcext:value-type="string">
            <text:p>string</text:p>
          </table:table-cell>
          <table:table-cell table:number-columns-repeated="2" table:style-name="ce7" office:value-type="string" calcext:value-type="string">
            <text:p>string</text:p>
          </table:table-cell>
          <table:table-cell table:number-columns-repeated="2" table:style-name="ce3" office:value-type="string" calcext:value-type="string">
            <text:p>xs:string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Статус ответа</text:p>
          </table:table-cell>
          <table:table-cell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<text:span text:style-name="T5">enum </text:span></text:p>
            <text:p><text:span text:style-name="T6">[OK, UNKNOWN_ERROR]</text:span></text:p>
          </table:table-cell>
          <table:table-cell table:style-name="ce6"/>
          <table:table-cell table:style-name="ce6" office:value-type="string" calcext:value-type="string">
            <text:p><text:span text:style-name="T5">enum </text:span></text:p>
            <text:p><text:span text:style-name="T6">[OK, UNKNOWN_ERROR]</text:span></text:p>
          </table:table-cell>
          <table:table-cell/>
          <table:table-cell table:style-name="ce9" office:value-type="string" calcext:value-type="string">
            <text:p><text:span text:style-name="T17">"enum"</text:span><text:span text:style-name="T18">: </text:span><text:span text:style-name="T19">[</text:span></text:p>
            <text:p><text:span text:style-name="T20">"NORMAL"</text:span><text:span text:style-name="T18">, </text:span></text:p>
            <text:p><text:span text:style-name="T20">"TO_DEV"</text:span><text:span text:style-name="T18">, </text:span></text:p>
            <text:p><text:span text:style-name="T20">"REWRITE_DOCS"</text:span><text:span text:style-name="T19">]</text:span></text:p>
          </table:table-cell>
          <table:table-cell/>
          <table:table-cell table:style-name="ce6" office:value-type="string" calcext:value-type="string">
            <text:p><text:span text:style-name="T21">Enum [</text:span></text:p>
            <text:p><text:span text:style-name="T21">APPROVE, </text:span></text:p>
            <text:p><text:span text:style-name="T21">NEED_WORK</text:span></text:p>
            <text:p><text:span text:style-name="T21">]</text:span></text:p>
          </table:table-cell>
          <table:table-cell/>
          <table:table-cell table:style-name="ce9" office:value-type="string" calcext:value-type="string">
            <text:p><text:span text:style-name="T17">xs</text:span><text:span text:style-name="T22">:enumeration</text:span></text:p>
            <text:p><text:span text:style-name="T23">base</text:span><text:span text:style-name="T24">="xs:string"</text:span></text:p>
            <text:p><text:span text:style-name="T25">[“</text:span><text:span text:style-name="T26">OK</text:span><text:span text:style-name="T27">”</text:span><text:span text:style-name="T28">, </text:span><text:span text:style-name="T29">“</text:span><text:span text:style-name="T30">NEED_INFO</text:span><text:span text:style-name="T29">”</text:span><text:span text:style-name="T31">, “ERROR</text:span><text:span text:style-name="T32">]”</text:span></text:p>
          </table:table-cell>
        </table:table-row>
        <table:table-row table:style-name="ro4">
          <table:table-cell table:style-name="ce3" office:value-type="string" calcext:value-type="string">
            <text:p>taskNumber</text:p>
          </table:table-cell>
          <table:table-cell table:style-name="ce3" office:value-type="string" calcext:value-type="string">
            <text:p>Номер задачи в JIRA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int32</text:p>
          </table:table-cell>
          <table:table-cell table:style-name="ce8"/>
          <table:table-cell table:style-name="ce7" office:value-type="string" calcext:value-type="string">
            <text:p>int</text:p>
          </table:table-cell>
          <table:table-cell table:style-name="ce8"/>
          <table:table-cell table:number-columns-repeated="2" table:style-name="ce3" office:value-type="string" calcext:value-type="string">
            <text:p>integer</text:p>
          </table:table-cell>
          <table:table-cell table:style-name="ce7" office:value-type="string" calcext:value-type="string">
            <text:p>int32</text:p>
          </table:table-cell>
          <table:table-cell table:style-name="ce8"/>
          <table:table-cell table:style-name="ce3" office:value-type="string" calcext:value-type="string">
            <text:p>xs:int</text:p>
          </table:table-cell>
          <table:table-cell table:style-name="ce8"/>
        </table:table-row>
        <table:table-row table:style-name="ro5">
          <table:table-cell table:style-name="ce4"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google.protobuf.</text:p>
            <text:p>StringValue</text:p>
          </table:table-cell>
          <table:table-cell table:style-name="ce1" office:value-type="string" calcext:value-type="string">
            <text:p>google.protobuf.</text:p>
            <text:p>StringValue</text:p>
          </table:table-cell>
          <table:table-cell office:value-type="string" calcext:value-type="string">
            <text:p><text:span text:style-name="T7">union </text:span></text:p>
            <text:p><text:span text:style-name="T8">{ </text:span><text:span text:style-name="T9">null, string </text:span><text:span text:style-name="T8">}</text:span></text:p>
          </table:table-cell>
          <table:table-cell office:value-type="string" calcext:value-type="string">
            <text:p><text:span text:style-name="T7">union </text:span></text:p>
            <text:p><text:span text:style-name="T8">{ </text:span><text:span text:style-name="T9">null, string </text:span><text:span text:style-name="T8">}</text:span></text:p>
          </table:table-cell>
          <table:table-cell table:number-columns-repeated="4"/>
          <table:table-cell table:style-name="ce4" office:value-type="string" calcext:value-type="string">
            <text:p>xs:string</text:p>
          </table:table-cell>
          <table:table-cell table:style-name="ce11"/>
        </table:table-row>
        <table:table-row table:style-name="ro4">
          <table:table-cell office:value-type="string" calcext:value-type="string">
            <text:p>program_code</text:p>
          </table:table-cell>
          <table:table-cell table:style-name="ce1" office:value-type="string" calcext:value-type="string">
            <text:p>программный код </text:p>
          </table:table-cell>
          <table:table-cell table:style-name="ce1" office:value-type="string" calcext:value-type="string">
            <text:p>YES</text:p>
          </table:table-cell>
          <table:table-cell table:number-columns-repeated="6"/>
          <table:table-cell table:style-name="ce6" office:value-type="string" calcext:value-type="string">
            <text:p>string</text:p>
          </table:table-cell>
          <table:table-cell table:number-columns-repeated="3"/>
        </table:table-row>
        <table:table-row table:style-name="ro6">
          <table:table-cell table:style-name="ce5" office:value-type="string" calcext:value-type="string">
            <text:p>questions</text:p>
          </table:table-cell>
          <table:table-cell office:value-type="string" calcext:value-type="string">
            <text:p>Список вопросов к аналитике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4" office:value-type="string" calcext:value-type="string">
            <text:p><text:span text:style-name="T10">array(</text:span><text:span text:style-name="T13">string</text:span><text:span text:style-name="T10">)</text:span></text:p>
            <text:p><text:span text:style-name="T14">"minItems"</text:span><text:span text:style-name="T15">: </text:span><text:span text:style-name="T16">1</text:span><text:span text:style-name="T15">,</text:span></text:p>
            <text:p><text:span text:style-name="T14">"uniqueItems"</text:span><text:span text:style-name="T15">: true</text:span></text:p>
          </table:table-cell>
          <table:table-cell table:style-name="ce10"/>
          <table:table-cell table:number-columns-repeated="4"/>
        </table:table-row>
        <table:table-row table:style-name="ro6">
          <table:table-cell table:style-name="ce5" office:value-type="string" calcext:value-type="string">
            <text:p>answers</text:p>
          </table:table-cell>
          <table:table-cell office:value-type="string" calcext:value-type="string">
            <text:p>Список ответов на вопросы к аналитике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style-name="ce4" office:value-type="string" calcext:value-type="string">
            <text:p><text:span text:style-name="T10">array(</text:span><text:span text:style-name="T13">string</text:span><text:span text:style-name="T10">)</text:span></text:p>
            <text:p><text:span text:style-name="T14">"minItems"</text:span><text:span text:style-name="T15">: </text:span><text:span text:style-name="T16">1</text:span><text:span text:style-name="T15">,</text:span></text:p>
            <text:p><text:span text:style-name="T14">"uniqueItems"</text:span><text:span text:style-name="T15">: true</text:span></text:p>
          </table:table-cell>
          <table:table-cell table:number-columns-repeated="4"/>
        </table:table-row>
        <table:table-row table:style-name="ro4">
          <table:table-cell table:style-name="ce5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9T08:27:27.627548967</meta:creation-date>
    <dc:date>2022-04-29T09:54:41.491813657</dc:date>
    <meta:editing-duration>PT1H6M10S</meta:editing-duration>
    <meta:editing-cycles>41</meta:editing-cycles>
    <meta:generator>LibreOffice/7.2.4.1$MacOSX_X86_64 LibreOffice_project/27d75539669ac387bb498e35313b970b7fe9c4f9</meta:generator>
    <meta:document-statistic meta:table-count="1" meta:cell-count="76" meta:object-count="0"/>
  </office:meta>
</office:document-meta>
</file>